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style:text-underline-style="solid" style:text-underline-width="auto" style:text-underline-color="font-color" officeooo:rsid="00054e21" officeooo:paragraph-rsid="00054e21"/>
    </style:style>
    <style:style style:name="P2" style:family="paragraph" style:parent-style-name="Standard">
      <style:text-properties fo:language="en" fo:country="US" officeooo:rsid="00054e21" officeooo:paragraph-rsid="00054e21"/>
    </style:style>
    <style:style style:name="P3" style:family="paragraph" style:parent-style-name="Standard" style:list-style-name="L1">
      <style:text-properties fo:language="en" fo:country="US" officeooo:rsid="00054e21" officeooo:paragraph-rsid="00054e21"/>
    </style:style>
    <style:style style:name="P4" style:family="paragraph" style:parent-style-name="Standard" style:list-style-name="L1">
      <style:text-properties fo:language="en" fo:country="US" officeooo:rsid="00054e21" officeooo:paragraph-rsid="0008cb48"/>
    </style:style>
    <style:style style:name="P5" style:family="paragraph" style:parent-style-name="Standard">
      <style:text-properties fo:language="en" fo:country="US" style:text-underline-style="none" officeooo:rsid="00054e21" officeooo:paragraph-rsid="00054e21"/>
    </style:style>
    <style:style style:name="T1" style:family="text">
      <style:text-properties officeooo:rsid="00070884"/>
    </style:style>
    <style:style style:name="T2" style:family="text">
      <style:text-properties officeooo:rsid="00080267"/>
    </style:style>
    <style:style style:name="T3" style:family="text">
      <style:text-properties officeooo:rsid="0008cb48"/>
    </style:style>
    <style:style style:name="T4" style:family="text">
      <style:text-properties officeooo:rsid="0009dfa3"/>
    </style:style>
    <style:style style:name="T5" style:family="text">
      <style:text-properties officeooo:rsid="000bd5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1:</text:p>
      <text:list xml:id="list3353004284" text:style-name="L1">
        <text:list-item>
          <text:p text:style-name="P3">Confidentiality – <text:span text:style-name="T1">Means mainly two things, that private data shouldn’t be made available to an unauthorized party, and that an individual can control who stores their data and who has access to that stored data. </text:span></text:p>
        </text:list-item>
        <text:list-item>
          <text:p text:style-name="P4">Integrity – <text:span text:style-name="T2">Is two concepts; data i</text:span>ntegrity <text:span text:style-name="T2">and system i</text:span>ntegrity. <text:span text:style-name="T2">Data i</text:span>ntegrity <text:span text:style-name="T2">means to make sure that a program and information are changed only in an expected and authorized way. </text:span><text:span text:style-name="T3">System </text:span><text:span text:style-name="T2">i</text:span>ntegrity <text:span text:style-name="T3">means to make sure that a system is doing as it’s supposed to in an unimpaired way. Without any deliberate or unplanned unauthorized of the system. </text:span></text:p>
        </text:list-item>
        <text:list-item>
          <text:p text:style-name="P3">Authenticity – <text:span text:style-name="T5">Being verified to be trusted. That you can trust that I/O is coming from users who are who they state to be, and that each input to the system came from a trusted and valid source. </text:span></text:p>
        </text:list-item>
        <text:list-item>
          <text:p text:style-name="P3">Accountability – </text:p>
        </text:list-item>
        <text:list-item>
          <text:p text:style-name="P3">Availability – <text:span text:style-name="T4">Makes sure that a system or program works immediately and doesn’t deny an authorized user. </text:span></text:p>
        </text:list-item>
      </text:list>
      <text:p text:style-name="P2"/>
      <text:p text:style-name="P1">Q2:</text:p>
      <text:p text:style-name="P5">fff</text:p>
      <text:p text:style-name="P5"/>
      <text:p text:style-name="P1">Q3:</text:p>
      <text:p text:style-name="P5">ff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12:43:12.350588857</meta:creation-date>
    <dc:date>2021-09-15T15:09:29.568702436</dc:date>
    <meta:editing-duration>PT42M21S</meta:editing-duration>
    <meta:editing-cycles>6</meta:editing-cycles>
    <meta:generator>LibreOffice/7.1.3.2$Linux_X86_64 LibreOffice_project/10$Build-2</meta:generator>
    <meta:document-statistic meta:table-count="0" meta:image-count="0" meta:object-count="0" meta:page-count="1" meta:paragraph-count="10" meta:word-count="155" meta:character-count="899" meta:non-whitespace-character-count="749"/>
  </office:meta>
</office:document-meta>
</file>